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1fb"/>
    </style:style>
    <style:style style:name="P2" style:family="paragraph" style:parent-style-name="Standard">
      <style:text-properties officeooo:rsid="001aeb16" officeooo:paragraph-rsid="001b9996"/>
    </style:style>
    <style:style style:name="P3" style:family="paragraph" style:parent-style-name="Standard">
      <style:text-properties officeooo:rsid="001b9996" officeooo:paragraph-rsid="001b9996"/>
    </style:style>
    <style:style style:name="T1" style:family="text">
      <style:text-properties officeooo:rsid="001a81fb"/>
    </style:style>
    <style:style style:name="T2" style:family="text">
      <style:text-properties officeooo:rsid="001b9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zocht: kids die kids willen begeleiden in </text:span><text:span text:style-name="T2">(max) 18 kids die </text:span><text:span text:style-name="T1">Processing </text:span><text:span text:style-name="T2">willen leren</text:span>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><text:span text:style-name="T1">Gezocht: kids die kids willen begeleiden in </text:span>(max) 18 kids die <text:span text:style-name="T1">Processing </text:span>willen leren</text:p>
      <text:p text:style-name="P2">Tijd: zondag 11 oktober 2020 <text:span text:style-name="T2">10:00-(max)16:00</text:span></text:p>
      <text:p text:style-name="P3">Meer info: <text:a xlink:type="simple" xlink:href="https://github.com/richelbilderbeek/gastles_petje_af_20201011" text:style-name="Internet_20_link" text:visited-style-name="Visited_20_Internet_20_Link">https://github.com/richelbilderbeek/gastles_petje_af_20201011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05:04.919394078</meta:creation-date>
    <dc:date>2020-10-01T10:26:23.128954715</dc:date>
    <meta:editing-duration>PT11M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36" meta:word-count="276" meta:character-count="2424" meta:non-whitespace-character-count="2184"/>
  </office:meta>
</office:document-meta>
</file>